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T321" table:style-name="ta1">
        <table:shapes>
          <draw:frame draw:z-index="0" draw:style-name="gr1" draw:text-style-name="P1" svg:width="10.5476in" svg:height="4.2457in" svg:x="8.1161in" svg:y="0.5335in">
            <draw:object draw:notify-on-update-of-ranges="HT321.G1:HT321.G1 HT321.G2:HT321.G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minsplit</text:p>
          </table:table-cell>
          <table:table-cell office:value-type="string" calcext:value-type="string">
            <text:p>minbucket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xval_folds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iteracion</text:p>
          </table:table-cell>
        </table:table-row>
        <table:table-row table:style-name="ro1">
          <table:table-cell office:value-type="string" calcext:value-type="string">
            <text:p>20220408 095202</text:p>
          </table:table-cell>
          <table:table-cell office:value-type="string" calcext:value-type="string">
            <text:p>-0.0955896999759716</text:p>
          </table:table-cell>
          <table:table-cell office:value-type="float" office:value="6262" calcext:value-type="float">
            <text:p>6262</text:p>
          </table:table-cell>
          <table:table-cell office:value-type="float" office:value="893" calcext:value-type="float">
            <text:p>89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104000" calcext:value-type="float">
            <text:p>9,104,000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0408 095413</text:p>
          </table:table-cell>
          <table:table-cell office:value-type="string" calcext:value-type="string">
            <text:p>-0.34097608102893</text:p>
          </table:table-cell>
          <table:table-cell office:value-type="float" office:value="5068" calcext:value-type="float">
            <text:p>5068</text:p>
          </table:table-cell>
          <table:table-cell office:value-type="float" office:value="739" calcext:value-type="float">
            <text:p>7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262000" calcext:value-type="float">
            <text:p>9,262,000.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0408 095632</text:p>
          </table:table-cell>
          <table:table-cell office:value-type="string" calcext:value-type="string">
            <text:p>-0.157575658976566</text:p>
          </table:table-cell>
          <table:table-cell office:value-type="float" office:value="5591" calcext:value-type="float">
            <text:p>5591</text:p>
          </table:table-cell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552000" calcext:value-type="float">
            <text:p>8,552,000.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0408 095916</text:p>
          </table:table-cell>
          <table:table-cell office:value-type="string" calcext:value-type="string">
            <text:p>-0.629799736382847</text:p>
          </table:table-cell>
          <table:table-cell office:value-type="float" office:value="3139" calcext:value-type="float">
            <text:p>3139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278000" calcext:value-type="float">
            <text:p>9,278,000.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0408 100047</text:p>
          </table:table-cell>
          <table:table-cell office:value-type="string" calcext:value-type="string">
            <text:p>-0.834923421031272</text:p>
          </table:table-cell>
          <table:table-cell office:value-type="float" office:value="7070" calcext:value-type="float">
            <text:p>7070</text:p>
          </table:table-cell>
          <table:table-cell office:value-type="float" office:value="1670" calcext:value-type="float">
            <text:p>16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921000" calcext:value-type="float">
            <text:p>8,921,000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0408 100301</text:p>
          </table:table-cell>
          <table:table-cell office:value-type="string" calcext:value-type="string">
            <text:p>-0.545897791141761</text:p>
          </table:table-cell>
          <table:table-cell office:value-type="float" office:value="7703" calcext:value-type="float">
            <text:p>7703</text:p>
          </table:table-cell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0408 100358</text:p>
          </table:table-cell>
          <table:table-cell office:value-type="string" calcext:value-type="string">
            <text:p>-0.196800366332172</text:p>
          </table:table-cell>
          <table:table-cell office:value-type="float" office:value="6600" calcext:value-type="float">
            <text:p>6600</text:p>
          </table:table-cell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64000" calcext:value-type="float">
            <text:p>9,064,000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0408 100528</text:p>
          </table:table-cell>
          <table:table-cell office:value-type="string" calcext:value-type="string">
            <text:p>-0.0284950042332638</text:p>
          </table:table-cell>
          <table:table-cell office:value-type="float" office:value="4639" calcext:value-type="float">
            <text:p>4639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712000" calcext:value-type="float">
            <text:p>8,712,000.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0408 100609</text:p>
          </table:table-cell>
          <table:table-cell office:value-type="string" calcext:value-type="string">
            <text:p>-0.987067173575633</text:p>
          </table:table-cell>
          <table:table-cell office:value-type="float" office:value="4365" calcext:value-type="float">
            <text:p>436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71000" calcext:value-type="float">
            <text:p>8,971,000.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0408 100700</text:p>
          </table:table-cell>
          <table:table-cell office:value-type="string" calcext:value-type="string">
            <text:p>0.0553406214035932</text:p>
          </table:table-cell>
          <table:table-cell office:value-type="float" office:value="2410" calcext:value-type="float">
            <text:p>24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0408 100832</text:p>
          </table:table-cell>
          <table:table-cell office:value-type="string" calcext:value-type="string">
            <text:p>-0.776897530312999</text:p>
          </table:table-cell>
          <table:table-cell office:value-type="float" office:value="3709" calcext:value-type="float">
            <text:p>3709</text:p>
          </table:table-cell>
          <table:table-cell office:value-type="float" office:value="1599" calcext:value-type="float">
            <text:p>159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764000" calcext:value-type="float">
            <text:p>8,764,000.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0408 101031</text:p>
          </table:table-cell>
          <table:table-cell office:value-type="string" calcext:value-type="string">
            <text:p>-0.815777257690206</text:p>
          </table:table-cell>
          <table:table-cell office:value-type="float" office:value="4773" calcext:value-type="float">
            <text:p>4773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262000" calcext:value-type="float">
            <text:p>9,262,000.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0408 101143</text:p>
          </table:table-cell>
          <table:table-cell office:value-type="string" calcext:value-type="string">
            <text:p>-0.431943554338068</text:p>
          </table:table-cell>
          <table:table-cell office:value-type="float" office:value="4811" calcext:value-type="float">
            <text:p>4811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577000" calcext:value-type="float">
            <text:p>8,577,000.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20408 101312</text:p>
          </table:table-cell>
          <table:table-cell office:value-type="string" calcext:value-type="string">
            <text:p>-0.669712437884882</text:p>
          </table:table-cell>
          <table:table-cell office:value-type="float" office:value="7790" calcext:value-type="float">
            <text:p>7790</text:p>
          </table:table-cell>
          <table:table-cell office:value-type="float" office:value="1949" calcext:value-type="float">
            <text:p>194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031000" calcext:value-type="float">
            <text:p>9,031,000.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20408 101452</text:p>
          </table:table-cell>
          <table:table-cell office:value-type="string" calcext:value-type="string">
            <text:p>-0.215263122273609</text:p>
          </table:table-cell>
          <table:table-cell office:value-type="float" office:value="3183" calcext:value-type="float">
            <text:p>3183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120000" calcext:value-type="float">
            <text:p>9,120,000.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20408 101552</text:p>
          </table:table-cell>
          <table:table-cell office:value-type="string" calcext:value-type="string">
            <text:p>-0.818697350425646</text:p>
          </table:table-cell>
          <table:table-cell office:value-type="float" office:value="3342" calcext:value-type="float">
            <text:p>3342</text:p>
          </table:table-cell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32000" calcext:value-type="float">
            <text:p>9,132,000.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20408 101737</text:p>
          </table:table-cell>
          <table:table-cell office:value-type="string" calcext:value-type="string">
            <text:p>-0.237130435388751</text:p>
          </table:table-cell>
          <table:table-cell office:value-type="float" office:value="7125" calcext:value-type="float">
            <text:p>7125</text:p>
          </table:table-cell>
          <table:table-cell office:value-type="float" office:value="722" calcext:value-type="float">
            <text:p>72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921000" calcext:value-type="float">
            <text:p>8,921,000.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20408 101909</text:p>
          </table:table-cell>
          <table:table-cell office:value-type="string" calcext:value-type="string">
            <text:p>-0.0917739104368899</text:p>
          </table:table-cell>
          <table:table-cell office:value-type="float" office:value="6765" calcext:value-type="float">
            <text:p>67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676000" calcext:value-type="float">
            <text:p>8,676,000.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20408 102019</text:p>
          </table:table-cell>
          <table:table-cell office:value-type="string" calcext:value-type="string">
            <text:p>-0.989350720639294</text:p>
          </table:table-cell>
          <table:table-cell office:value-type="float" office:value="5487" calcext:value-type="float">
            <text:p>5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924000" calcext:value-type="float">
            <text:p>8,924,000.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20408 102134</text:p>
          </table:table-cell>
          <table:table-cell office:value-type="string" calcext:value-type="string">
            <text:p>-0.699558791350733</text:p>
          </table:table-cell>
          <table:table-cell office:value-type="float" office:value="7990" calcext:value-type="float">
            <text:p>799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694000" calcext:value-type="float">
            <text:p>8,694,000.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20408 102358</text:p>
          </table:table-cell>
          <table:table-cell office:value-type="string" calcext:value-type="string">
            <text:p>-0.89162570493228</text:p>
          </table:table-cell>
          <table:table-cell office:value-type="float" office:value="4162" calcext:value-type="float">
            <text:p>4162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90000" calcext:value-type="float">
            <text:p>9,090,000.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20408 102445</text:p>
          </table:table-cell>
          <table:table-cell office:value-type="string" calcext:value-type="string">
            <text:p>-0.274253657295354</text:p>
          </table:table-cell>
          <table:table-cell office:value-type="float" office:value="7728" calcext:value-type="float">
            <text:p>7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984000" calcext:value-type="float">
            <text:p>7,984,000.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20408 102623</text:p>
          </table:table-cell>
          <table:table-cell office:value-type="string" calcext:value-type="string">
            <text:p>-0.843364530871833</text:p>
          </table:table-cell>
          <table:table-cell office:value-type="float" office:value="3718" calcext:value-type="float">
            <text:p>3718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199000" calcext:value-type="float">
            <text:p>9,199,000.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20408 102805</text:p>
          </table:table-cell>
          <table:table-cell office:value-type="string" calcext:value-type="string">
            <text:p>-0.353240174929652</text:p>
          </table:table-cell>
          <table:table-cell office:value-type="float" office:value="1329" calcext:value-type="float">
            <text:p>1329</text:p>
          </table:table-cell>
          <table:table-cell office:value-type="float" office:value="661" calcext:value-type="float">
            <text:p>66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18000" calcext:value-type="float">
            <text:p>10,018,000.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20408 103041</text:p>
          </table:table-cell>
          <table:table-cell office:value-type="string" calcext:value-type="string">
            <text:p>-0.40415559408153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86000" calcext:value-type="float">
            <text:p>5,286,000.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0408 103200</text:p>
          </table:table-cell>
          <table:table-cell office:value-type="string" calcext:value-type="string">
            <text:p>-0.991542779283554</text:p>
          </table:table-cell>
          <table:table-cell office:value-type="float" office:value="1166" calcext:value-type="float">
            <text:p>1166</text:p>
          </table:table-cell>
          <table:table-cell office:value-type="float" office:value="502" calcext:value-type="float">
            <text:p>50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68000" calcext:value-type="float">
            <text:p>9,968,000.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20408 103558</text:p>
          </table:table-cell>
          <table:table-cell office:value-type="string" calcext:value-type="string">
            <text:p>-0.02423837671967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976000" calcext:value-type="float">
            <text:p>6,976,000.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20408 103756</text:p>
          </table:table-cell>
          <table:table-cell office:value-type="string" calcext:value-type="string">
            <text:p>-0.766647364629998</text:p>
          </table:table-cell>
          <table:table-cell office:value-type="float" office:value="2103" calcext:value-type="float">
            <text:p>2103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20000" calcext:value-type="float">
            <text:p>10,220,000.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20408 103953</text:p>
          </table:table-cell>
          <table:table-cell office:value-type="string" calcext:value-type="string">
            <text:p>-0.999953513071783</text:p>
          </table:table-cell>
          <table:table-cell office:value-type="float" office:value="7477" calcext:value-type="float">
            <text:p>7477</text:p>
          </table:table-cell>
          <table:table-cell office:value-type="float" office:value="588" calcext:value-type="float">
            <text:p>5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20408 104051</text:p>
          </table:table-cell>
          <table:table-cell office:value-type="string" calcext:value-type="string">
            <text:p>0.0965252215502829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0408 104345</text:p>
          </table:table-cell>
          <table:table-cell office:value-type="string" calcext:value-type="string">
            <text:p>-0.338230459184029</text:p>
          </table:table-cell>
          <table:table-cell office:value-type="float" office:value="2924" calcext:value-type="float">
            <text:p>2924</text:p>
          </table:table-cell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959000" calcext:value-type="float">
            <text:p>8,959,000.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20408 104640</text:p>
          </table:table-cell>
          <table:table-cell office:value-type="string" calcext:value-type="string">
            <text:p>-0.751416991892822</text:p>
          </table:table-cell>
          <table:table-cell office:value-type="float" office:value="424" calcext:value-type="float">
            <text:p>424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367000" calcext:value-type="float">
            <text:p>8,367,000.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20408 104851</text:p>
          </table:table-cell>
          <table:table-cell office:value-type="string" calcext:value-type="string">
            <text:p>-0.822132430980194</text:p>
          </table:table-cell>
          <table:table-cell office:value-type="float" office:value="2045" calcext:value-type="float">
            <text:p>2045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390000" calcext:value-type="float">
            <text:p>10,390,000.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20408 105116</text:p>
          </table:table-cell>
          <table:table-cell office:value-type="string" calcext:value-type="string">
            <text:p>-0.936514777533742</text:p>
          </table:table-cell>
          <table:table-cell office:value-type="float" office:value="4686" calcext:value-type="float">
            <text:p>468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598000" calcext:value-type="float">
            <text:p>8,598,000.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20408 105319</text:p>
          </table:table-cell>
          <table:table-cell office:value-type="string" calcext:value-type="string">
            <text:p>-0.999036174016187</text:p>
          </table:table-cell>
          <table:table-cell office:value-type="float" office:value="3397" calcext:value-type="float">
            <text:p>3397</text:p>
          </table:table-cell>
          <table:table-cell office:value-type="float" office:value="1567" calcext:value-type="float">
            <text:p>15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62000" calcext:value-type="float">
            <text:p>8,762,000.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20408 105526</text:p>
          </table:table-cell>
          <table:table-cell office:value-type="string" calcext:value-type="string">
            <text:p>-0.99593303241206</text:p>
          </table:table-cell>
          <table:table-cell office:value-type="float" office:value="1709" calcext:value-type="float">
            <text:p>1709</text:p>
          </table:table-cell>
          <table:table-cell office:value-type="float" office:value="835" calcext:value-type="float">
            <text:p>8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135000" calcext:value-type="float">
            <text:p>10,135,000.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20408 105613</text:p>
          </table:table-cell>
          <table:table-cell office:value-type="string" calcext:value-type="string">
            <text:p>-0.587036160960519</text:p>
          </table:table-cell>
          <table:table-cell office:value-type="float" office:value="7515" calcext:value-type="float">
            <text:p>7515</text:p>
          </table:table-cell>
          <table:table-cell office:value-type="float" office:value="1228" calcext:value-type="float">
            <text:p>12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95000" calcext:value-type="float">
            <text:p>8,795,000.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20408 105734</text:p>
          </table:table-cell>
          <table:table-cell office:value-type="string" calcext:value-type="string">
            <text:p>-0.791338992712077</text:p>
          </table:table-cell>
          <table:table-cell office:value-type="float" office:value="7982" calcext:value-type="float">
            <text:p>7982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20408 105920</text:p>
          </table:table-cell>
          <table:table-cell office:value-type="string" calcext:value-type="string">
            <text:p>-0.694896626901663</text:p>
          </table:table-cell>
          <table:table-cell office:value-type="float" office:value="2237" calcext:value-type="float">
            <text:p>2237</text:p>
          </table:table-cell>
          <table:table-cell office:value-type="float" office:value="1114" calcext:value-type="float">
            <text:p>11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726000" calcext:value-type="float">
            <text:p>9,726,000.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0408 110030</text:p>
          </table:table-cell>
          <table:table-cell office:value-type="string" calcext:value-type="string">
            <text:p>-0.855468513069913</text:p>
          </table:table-cell>
          <table:table-cell office:value-type="float" office:value="2192" calcext:value-type="float">
            <text:p>2192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10000" calcext:value-type="float">
            <text:p>9,910,000.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20408 110149</text:p>
          </table:table-cell>
          <table:table-cell office:value-type="string" calcext:value-type="string">
            <text:p>-0.304301206712296</text:p>
          </table:table-cell>
          <table:table-cell office:value-type="float" office:value="1182" calcext:value-type="float">
            <text:p>1182</text:p>
          </table:table-cell>
          <table:table-cell office:value-type="float" office:value="589" calcext:value-type="float">
            <text:p>58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26000" calcext:value-type="float">
            <text:p>9,926,000.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20408 110256</text:p>
          </table:table-cell>
          <table:table-cell office:value-type="string" calcext:value-type="string">
            <text:p>-0.214844550311876</text:p>
          </table:table-cell>
          <table:table-cell office:value-type="float" office:value="5136" calcext:value-type="float">
            <text:p>5136</text:p>
          </table:table-cell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262000" calcext:value-type="float">
            <text:p>9,262,000.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20408 110406</text:p>
          </table:table-cell>
          <table:table-cell office:value-type="string" calcext:value-type="string">
            <text:p>-0.637028028748633</text:p>
          </table:table-cell>
          <table:table-cell office:value-type="float" office:value="8000" calcext:value-type="float">
            <text:p>8000</text:p>
          </table:table-cell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0408 110501</text:p>
          </table:table-cell>
          <table:table-cell office:value-type="string" calcext:value-type="string">
            <text:p>-0.536753008696026</text:p>
          </table:table-cell>
          <table:table-cell office:value-type="float" office:value="4001" calcext:value-type="float">
            <text:p>4001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684000" calcext:value-type="float">
            <text:p>8,684,000.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20408 110534</text:p>
          </table:table-cell>
          <table:table-cell office:value-type="string" calcext:value-type="string">
            <text:p>-0.999971215547863</text:p>
          </table:table-cell>
          <table:table-cell office:value-type="float" office:value="6302" calcext:value-type="float">
            <text:p>6302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04000" calcext:value-type="float">
            <text:p>9,104,000.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20408 110636</text:p>
          </table:table-cell>
          <table:table-cell office:value-type="string" calcext:value-type="string">
            <text:p>-0.146841401381294</text:p>
          </table:table-cell>
          <table:table-cell office:value-type="float" office:value="967" calcext:value-type="float">
            <text:p>967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858000" calcext:value-type="float">
            <text:p>9,858,000.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0408 110657</text:p>
          </table:table-cell>
          <table:table-cell office:value-type="string" calcext:value-type="string">
            <text:p>0.0966496603142354</text:p>
          </table:table-cell>
          <table:table-cell office:value-type="float" office:value="1952" calcext:value-type="float">
            <text:p>195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20408 110720</text:p>
          </table:table-cell>
          <table:table-cell office:value-type="string" calcext:value-type="string">
            <text:p>-0.129405152299084</text:p>
          </table:table-cell>
          <table:table-cell office:value-type="float" office:value="1266" calcext:value-type="float">
            <text:p>1266</text:p>
          </table:table-cell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314000" calcext:value-type="float">
            <text:p>9,314,000.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20408 110807</text:p>
          </table:table-cell>
          <table:table-cell office:value-type="string" calcext:value-type="string">
            <text:p>-0.351723233788019</text:p>
          </table:table-cell>
          <table:table-cell office:value-type="float" office:value="7979" calcext:value-type="float">
            <text:p>7979</text:p>
          </table:table-cell>
          <table:table-cell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20408 110832</text:p>
          </table:table-cell>
          <table:table-cell office:value-type="string" calcext:value-type="string">
            <text:p>-0.524351037743535</text:p>
          </table:table-cell>
          <table:table-cell office:value-type="float" office:value="1801" calcext:value-type="float">
            <text:p>1801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84000" calcext:value-type="float">
            <text:p>9,184,000.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0408 110925</text:p>
          </table:table-cell>
          <table:table-cell office:value-type="string" calcext:value-type="string">
            <text:p>-0.804027329783871</text:p>
          </table:table-cell>
          <table:table-cell office:value-type="float" office:value="2107" calcext:value-type="float">
            <text:p>2107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20000" calcext:value-type="float">
            <text:p>10,220,000.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20408 111021</text:p>
          </table:table-cell>
          <table:table-cell office:value-type="string" calcext:value-type="string">
            <text:p>-0.192065821574034</text:p>
          </table:table-cell>
          <table:table-cell office:value-type="float" office:value="1730" calcext:value-type="float">
            <text:p>1730</text:p>
          </table:table-cell>
          <table:table-cell office:value-type="float" office:value="863" calcext:value-type="float">
            <text:p>86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2000" calcext:value-type="float">
            <text:p>10,002,000.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20408 111118</text:p>
          </table:table-cell>
          <table:table-cell office:value-type="string" calcext:value-type="string">
            <text:p>-0.830886446343212</text:p>
          </table:table-cell>
          <table:table-cell office:value-type="float" office:value="1652" calcext:value-type="float">
            <text:p>1652</text:p>
          </table:table-cell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927000" calcext:value-type="float">
            <text:p>9,927,000.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20408 111217</text:p>
          </table:table-cell>
          <table:table-cell office:value-type="string" calcext:value-type="string">
            <text:p>-0.822123180098462</text:p>
          </table:table-cell>
          <table:table-cell office:value-type="float" office:value="3065" calcext:value-type="float">
            <text:p>3065</text:p>
          </table:table-cell>
          <table:table-cell office:value-type="float" office:value="1209" calcext:value-type="float">
            <text:p>120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991000" calcext:value-type="float">
            <text:p>8,991,000.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20408 111316</text:p>
          </table:table-cell>
          <table:table-cell office:value-type="string" calcext:value-type="string">
            <text:p>-0.754218676571351</text:p>
          </table:table-cell>
          <table:table-cell office:value-type="float" office:value="2012" calcext:value-type="float">
            <text:p>2012</text:p>
          </table:table-cell>
          <table:table-cell office:value-type="float" office:value="1003" calcext:value-type="float">
            <text:p>10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455000" calcext:value-type="float">
            <text:p>10,455,000.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20408 111416</text:p>
          </table:table-cell>
          <table:table-cell office:value-type="string" calcext:value-type="string">
            <text:p>-0.576784350991944</text:p>
          </table:table-cell>
          <table:table-cell office:value-type="float" office:value="2025" calcext:value-type="float">
            <text:p>202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618000" calcext:value-type="float">
            <text:p>10,618,000.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20408 111443</text:p>
          </table:table-cell>
          <table:table-cell office:value-type="string" calcext:value-type="string">
            <text:p>-0.0615650488757397</text:p>
          </table:table-cell>
          <table:table-cell office:value-type="float" office:value="7994" calcext:value-type="float">
            <text:p>7994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89000" calcext:value-type="float">
            <text:p>8,789,000.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20408 111509</text:p>
          </table:table-cell>
          <table:table-cell office:value-type="string" calcext:value-type="string">
            <text:p>-0.740621862082025</text:p>
          </table:table-cell>
          <table:table-cell office:value-type="float" office:value="7759" calcext:value-type="float">
            <text:p>7759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89000" calcext:value-type="float">
            <text:p>8,789,000.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20408 111607</text:p>
          </table:table-cell>
          <table:table-cell office:value-type="string" calcext:value-type="string">
            <text:p>-0.346832197378493</text:p>
          </table:table-cell>
          <table:table-cell office:value-type="float" office:value="1960" calcext:value-type="float">
            <text:p>1960</text:p>
          </table:table-cell>
          <table:table-cell office:value-type="float" office:value="973" calcext:value-type="float">
            <text:p>97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543000" calcext:value-type="float">
            <text:p>10,543,000.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0408 111701</text:p>
          </table:table-cell>
          <table:table-cell office:value-type="string" calcext:value-type="string">
            <text:p>-0.819682482389826</text:p>
          </table:table-cell>
          <table:table-cell office:value-type="float" office:value="2023" calcext:value-type="float">
            <text:p>2023</text:p>
          </table:table-cell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544000" calcext:value-type="float">
            <text:p>10,544,000.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20408 111755</text:p>
          </table:table-cell>
          <table:table-cell office:value-type="string" calcext:value-type="string">
            <text:p>-0.493993936800228</text:p>
          </table:table-cell>
          <table:table-cell office:value-type="float" office:value="2079" calcext:value-type="float">
            <text:p>2079</text:p>
          </table:table-cell>
          <table:table-cell office:value-type="float" office:value="999" calcext:value-type="float">
            <text:p>99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220408 111843</text:p>
          </table:table-cell>
          <table:table-cell office:value-type="string" calcext:value-type="string">
            <text:p>-0.536462069462143</text:p>
          </table:table-cell>
          <table:table-cell office:value-type="float" office:value="6267" calcext:value-type="float">
            <text:p>6267</text:p>
          </table:table-cell>
          <table:table-cell office:value-type="float" office:value="998" calcext:value-type="float">
            <text:p>99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107000" calcext:value-type="float">
            <text:p>9,107,000.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220408 111937</text:p>
          </table:table-cell>
          <table:table-cell office:value-type="string" calcext:value-type="string">
            <text:p>-0.355312006106294</text:p>
          </table:table-cell>
          <table:table-cell office:value-type="float" office:value="1968" calcext:value-type="float">
            <text:p>1968</text:p>
          </table:table-cell>
          <table:table-cell office:value-type="float" office:value="978" calcext:value-type="float">
            <text:p>97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546000" calcext:value-type="float">
            <text:p>10,546,000.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20408 112025</text:p>
          </table:table-cell>
          <table:table-cell office:value-type="string" calcext:value-type="string">
            <text:p>-0.0904978297741768</text:p>
          </table:table-cell>
          <table:table-cell office:value-type="float" office:value="7999" calcext:value-type="float">
            <text:p>7999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31000" calcext:value-type="float">
            <text:p>9,031,000.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220408 112114</text:p>
          </table:table-cell>
          <table:table-cell office:value-type="string" calcext:value-type="string">
            <text:p>-0.985884706994734</text:p>
          </table:table-cell>
          <table:table-cell office:value-type="float" office:value="2010" calcext:value-type="float">
            <text:p>2010</text:p>
          </table:table-cell>
          <table:table-cell office:value-type="float" office:value="1004" calcext:value-type="float">
            <text:p>10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455000" calcext:value-type="float">
            <text:p>10,455,000.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220408 112206</text:p>
          </table:table-cell>
          <table:table-cell office:value-type="string" calcext:value-type="string">
            <text:p>-0.325566461130482</text:p>
          </table:table-cell>
          <table:table-cell office:value-type="float" office:value="1985" calcext:value-type="float">
            <text:p>1985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498000" calcext:value-type="float">
            <text:p>10,498,000.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20408 112249</text:p>
          </table:table-cell>
          <table:table-cell office:value-type="string" calcext:value-type="string">
            <text:p>-0.606846936435613</text:p>
          </table:table-cell>
          <table:table-cell office:value-type="float" office:value="2023" calcext:value-type="float">
            <text:p>2023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455000" calcext:value-type="float">
            <text:p>10,455,000.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220408 112337</text:p>
          </table:table-cell>
          <table:table-cell office:value-type="string" calcext:value-type="string">
            <text:p>-0.829946126139367</text:p>
          </table:table-cell>
          <table:table-cell office:value-type="float" office:value="2034" calcext:value-type="float">
            <text:p>2034</text:p>
          </table:table-cell>
          <table:table-cell office:value-type="float" office:value="1017" calcext:value-type="float">
            <text:p>10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391000" calcext:value-type="float">
            <text:p>10,391,000.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220408 112428</text:p>
          </table:table-cell>
          <table:table-cell office:value-type="string" calcext:value-type="string">
            <text:p>-0.555720846739664</text:p>
          </table:table-cell>
          <table:table-cell office:value-type="float" office:value="1985" calcext:value-type="float">
            <text:p>1985</text:p>
          </table:table-cell>
          <table:table-cell office:value-type="float" office:value="987" calcext:value-type="float">
            <text:p>98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498000" calcext:value-type="float">
            <text:p>10,498,000.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20408 112528</text:p>
          </table:table-cell>
          <table:table-cell office:value-type="string" calcext:value-type="string">
            <text:p>-0.43184841002436</text:p>
          </table:table-cell>
          <table:table-cell office:value-type="float" office:value="2037" calcext:value-type="float">
            <text:p>2037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20408 112608</text:p>
          </table:table-cell>
          <table:table-cell office:value-type="string" calcext:value-type="string">
            <text:p>-0.135419269844577</text:p>
          </table:table-cell>
          <table:table-cell office:value-type="float" office:value="7996" calcext:value-type="float">
            <text:p>7996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20408 112725</text:p>
          </table:table-cell>
          <table:table-cell office:value-type="string" calcext:value-type="string">
            <text:p>-0.339585936238956</text:p>
          </table:table-cell>
          <table:table-cell office:value-type="float" office:value="1965" calcext:value-type="float">
            <text:p>1965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547000" calcext:value-type="float">
            <text:p>10,547,000.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0408 112922</text:p>
          </table:table-cell>
          <table:table-cell office:value-type="string" calcext:value-type="string">
            <text:p>-0.0978302093747743</text:p>
          </table:table-cell>
          <table:table-cell office:value-type="float" office:value="2051" calcext:value-type="float">
            <text:p>2051</text:p>
          </table:table-cell>
          <table:table-cell office:value-type="float" office:value="1023" calcext:value-type="float">
            <text:p>10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389000" calcext:value-type="float">
            <text:p>10,389,000.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0408 113021</text:p>
          </table:table-cell>
          <table:table-cell office:value-type="string" calcext:value-type="string">
            <text:p>-0.999844545600583</text:p>
          </table:table-cell>
          <table:table-cell office:value-type="float" office:value="7995" calcext:value-type="float">
            <text:p>799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89000" calcext:value-type="float">
            <text:p>8,789,000.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20408 113138</text:p>
          </table:table-cell>
          <table:table-cell office:value-type="string" calcext:value-type="string">
            <text:p>-0.999636243093939</text:p>
          </table:table-cell>
          <table:table-cell office:value-type="float" office:value="744" calcext:value-type="float">
            <text:p>744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131000" calcext:value-type="float">
            <text:p>9,131,000.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20408 113327</text:p>
          </table:table-cell>
          <table:table-cell office:value-type="string" calcext:value-type="string">
            <text:p>-0.374169566838407</text:p>
          </table:table-cell>
          <table:table-cell office:value-type="float" office:value="2039" calcext:value-type="float">
            <text:p>2039</text:p>
          </table:table-cell>
          <table:table-cell office:value-type="float" office:value="1008" calcext:value-type="float">
            <text:p>100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420000" calcext:value-type="float">
            <text:p>10,420,000.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20408 113458</text:p>
          </table:table-cell>
          <table:table-cell office:value-type="string" calcext:value-type="string">
            <text:p>-0.106951863560853</text:p>
          </table:table-cell>
          <table:table-cell office:value-type="float" office:value="2260" calcext:value-type="float">
            <text:p>2260</text:p>
          </table:table-cell>
          <table:table-cell office:value-type="float" office:value="1129" calcext:value-type="float">
            <text:p>11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21000" calcext:value-type="float">
            <text:p>10,021,000.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20408 113632</text:p>
          </table:table-cell>
          <table:table-cell office:value-type="string" calcext:value-type="string">
            <text:p>-0.277120202909964</text:p>
          </table:table-cell>
          <table:table-cell office:value-type="float" office:value="1992" calcext:value-type="float">
            <text:p>1992</text:p>
          </table:table-cell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496000" calcext:value-type="float">
            <text:p>10,496,000.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20408 113810</text:p>
          </table:table-cell>
          <table:table-cell office:value-type="string" calcext:value-type="string">
            <text:p>-0.575972075048753</text:p>
          </table:table-cell>
          <table:table-cell office:value-type="float" office:value="2030" calcext:value-type="float">
            <text:p>2030</text:p>
          </table:table-cell>
          <table:table-cell office:value-type="float" office:value="1013" calcext:value-type="float">
            <text:p>10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376000" calcext:value-type="float">
            <text:p>10,376,000.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20408 113945</text:p>
          </table:table-cell>
          <table:table-cell office:value-type="string" calcext:value-type="string">
            <text:p>-0.743197043420224</text:p>
          </table:table-cell>
          <table:table-cell office:value-type="float" office:value="2009" calcext:value-type="float">
            <text:p>2009</text:p>
          </table:table-cell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20408 114120</text:p>
          </table:table-cell>
          <table:table-cell office:value-type="string" calcext:value-type="string">
            <text:p>-0.999947767706227</text:p>
          </table:table-cell>
          <table:table-cell office:value-type="float" office:value="2001" calcext:value-type="float">
            <text:p>2001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498000" calcext:value-type="float">
            <text:p>10,498,000.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20408 114329</text:p>
          </table:table-cell>
          <table:table-cell office:value-type="string" calcext:value-type="string">
            <text:p>-0.564606879845912</text:p>
          </table:table-cell>
          <table:table-cell office:value-type="float" office:value="1999" calcext:value-type="float">
            <text:p>1999</text:p>
          </table:table-cell>
          <table:table-cell office:value-type="float" office:value="994" calcext:value-type="float">
            <text:p>99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20408 114508</text:p>
          </table:table-cell>
          <table:table-cell office:value-type="string" calcext:value-type="string">
            <text:p>-0.48174130156504</text:p>
          </table:table-cell>
          <table:table-cell office:value-type="float" office:value="2007" calcext:value-type="float">
            <text:p>2007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20408 114638</text:p>
          </table:table-cell>
          <table:table-cell office:value-type="string" calcext:value-type="string">
            <text:p>-0.583300993610285</text:p>
          </table:table-cell>
          <table:table-cell office:value-type="float" office:value="2123" calcext:value-type="float">
            <text:p>2123</text:p>
          </table:table-cell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495000" calcext:value-type="float">
            <text:p>10,495,000.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20408 114734</text:p>
          </table:table-cell>
          <table:table-cell office:value-type="string" calcext:value-type="string">
            <text:p>-0.251557281903784</text:p>
          </table:table-cell>
          <table:table-cell office:value-type="float" office:value="2049" calcext:value-type="float">
            <text:p>2049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356000" calcext:value-type="float">
            <text:p>10,356,000.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20408 114904</text:p>
          </table:table-cell>
          <table:table-cell office:value-type="string" calcext:value-type="string">
            <text:p>-0.967197780947065</text:p>
          </table:table-cell>
          <table:table-cell office:value-type="float" office:value="1968" calcext:value-type="float">
            <text:p>1968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494000" calcext:value-type="float">
            <text:p>10,494,000.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20408 115010</text:p>
          </table:table-cell>
          <table:table-cell office:value-type="string" calcext:value-type="string">
            <text:p>-0.776296001243835</text:p>
          </table:table-cell>
          <table:table-cell office:value-type="float" office:value="2008" calcext:value-type="float">
            <text:p>2008</text:p>
          </table:table-cell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20408 115219</text:p>
          </table:table-cell>
          <table:table-cell office:value-type="string" calcext:value-type="string">
            <text:p>-0.516508646403308</text:p>
          </table:table-cell>
          <table:table-cell office:value-type="float" office:value="2036" calcext:value-type="float">
            <text:p>2036</text:p>
          </table:table-cell>
          <table:table-cell office:value-type="float" office:value="1009" calcext:value-type="float">
            <text:p>100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420000" calcext:value-type="float">
            <text:p>10,420,000.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20408 115434</text:p>
          </table:table-cell>
          <table:table-cell office:value-type="string" calcext:value-type="string">
            <text:p>-0.45065210147577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20408 115632</text:p>
          </table:table-cell>
          <table:table-cell office:value-type="string" calcext:value-type="string">
            <text:p>-0.318921467105102</text:p>
          </table:table-cell>
          <table:table-cell office:value-type="float" office:value="2093" calcext:value-type="float">
            <text:p>2093</text:p>
          </table:table-cell>
          <table:table-cell office:value-type="float" office:value="1039" calcext:value-type="float">
            <text:p>10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49000" calcext:value-type="float">
            <text:p>10,149,000.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20408 115809</text:p>
          </table:table-cell>
          <table:table-cell office:value-type="string" calcext:value-type="string">
            <text:p>-0.276809315043544</text:p>
          </table:table-cell>
          <table:table-cell office:value-type="float" office:value="1859" calcext:value-type="float">
            <text:p>1859</text:p>
          </table:table-cell>
          <table:table-cell office:value-type="float" office:value="923" calcext:value-type="float">
            <text:p>9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374000" calcext:value-type="float">
            <text:p>10,374,000.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20408 115851</text:p>
          </table:table-cell>
          <table:table-cell office:value-type="string" calcext:value-type="string">
            <text:p>-0.0995027969577804</text:p>
          </table:table-cell>
          <table:table-cell office:value-type="float" office:value="3127" calcext:value-type="float">
            <text:p>3127</text:p>
          </table:table-cell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73000" calcext:value-type="float">
            <text:p>8,473,000.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20408 120016</text:p>
          </table:table-cell>
          <table:table-cell office:value-type="string" calcext:value-type="string">
            <text:p>-0.662092158416274</text:p>
          </table:table-cell>
          <table:table-cell office:value-type="float" office:value="2035" calcext:value-type="float">
            <text:p>2035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220408 120143</text:p>
          </table:table-cell>
          <table:table-cell office:value-type="string" calcext:value-type="string">
            <text:p>-0.353177419575078</text:p>
          </table:table-cell>
          <table:table-cell office:value-type="float" office:value="7999" calcext:value-type="float">
            <text:p>7999</text:p>
          </table:table-cell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31000" calcext:value-type="float">
            <text:p>9,031,000.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20408 120442</text:p>
          </table:table-cell>
          <table:table-cell office:value-type="string" calcext:value-type="string">
            <text:p>-0.115529182459799</text:p>
          </table:table-cell>
          <table:table-cell office:value-type="float" office:value="7996" calcext:value-type="float">
            <text:p>799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604000" calcext:value-type="float">
            <text:p>8,604,000.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220408 120602</text:p>
          </table:table-cell>
          <table:table-cell office:value-type="string" calcext:value-type="string">
            <text:p>-0.588448953355648</text:p>
          </table:table-cell>
          <table:table-cell office:value-type="float" office:value="7991" calcext:value-type="float">
            <text:p>799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31000" calcext:value-type="float">
            <text:p>9,031,000.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20408 120830</text:p>
          </table:table-cell>
          <table:table-cell office:value-type="string" calcext:value-type="string">
            <text:p>-0.999881341986921</text:p>
          </table:table-cell>
          <table:table-cell office:value-type="float" office:value="7950" calcext:value-type="float">
            <text:p>79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496000" calcext:value-type="float">
            <text:p>8,496,000.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20408 120953</text:p>
          </table:table-cell>
          <table:table-cell office:value-type="string" calcext:value-type="string">
            <text:p>-0.760756081123603</text:p>
          </table:table-cell>
          <table:table-cell office:value-type="float" office:value="2028" calcext:value-type="float">
            <text:p>2028</text:p>
          </table:table-cell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420000" calcext:value-type="float">
            <text:p>10,420,000.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20408 121137</text:p>
          </table:table-cell>
          <table:table-cell office:value-type="string" calcext:value-type="string">
            <text:p>-0.229752251815554</text:p>
          </table:table-cell>
          <table:table-cell office:value-type="float" office:value="1949" calcext:value-type="float">
            <text:p>1949</text:p>
          </table:table-cell>
          <table:table-cell office:value-type="float" office:value="973" calcext:value-type="float">
            <text:p>9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543000" calcext:value-type="float">
            <text:p>10,543,000.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20408 121248</text:p>
          </table:table-cell>
          <table:table-cell office:value-type="string" calcext:value-type="string">
            <text:p>-0.999353184226962</text:p>
          </table:table-cell>
          <table:table-cell office:value-type="float" office:value="7999" calcext:value-type="float">
            <text:p>7999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31000" calcext:value-type="float">
            <text:p>9,031,00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20408 121428</text:p>
          </table:table-cell>
          <table:table-cell office:value-type="string" calcext:value-type="string">
            <text:p>-0.582517940259359</text:p>
          </table:table-cell>
          <table:table-cell office:value-type="float" office:value="1949" calcext:value-type="float">
            <text:p>1949</text:p>
          </table:table-cell>
          <table:table-cell office:value-type="float" office:value="972" calcext:value-type="float">
            <text:p>9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543000" calcext:value-type="float">
            <text:p>10,543,000.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20408 121553</text:p>
          </table:table-cell>
          <table:table-cell office:value-type="string" calcext:value-type="string">
            <text:p>-0.577967364417565</text:p>
          </table:table-cell>
          <table:table-cell office:value-type="float" office:value="2184" calcext:value-type="float">
            <text:p>2184</text:p>
          </table:table-cell>
          <table:table-cell office:value-type="float" office:value="1005" calcext:value-type="float">
            <text:p>10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454000" calcext:value-type="float">
            <text:p>10,454,000.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220408 121726</text:p>
          </table:table-cell>
          <table:table-cell office:value-type="string" calcext:value-type="string">
            <text:p>-0.640041440823348</text:p>
          </table:table-cell>
          <table:table-cell office:value-type="float" office:value="2661" calcext:value-type="float">
            <text:p>2661</text:p>
          </table:table-cell>
          <table:table-cell office:value-type="float" office:value="1005" calcext:value-type="float">
            <text:p>10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41000" calcext:value-type="float">
            <text:p>10,141,000.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220408 121914</text:p>
          </table:table-cell>
          <table:table-cell office:value-type="string" calcext:value-type="string">
            <text:p>-0.244578369374488</text:p>
          </table:table-cell>
          <table:table-cell office:value-type="float" office:value="985" calcext:value-type="float">
            <text:p>985</text:p>
          </table:table-cell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894000" calcext:value-type="float">
            <text:p>9,894,000.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220408 122040</text:p>
          </table:table-cell>
          <table:table-cell office:value-type="string" calcext:value-type="string">
            <text:p>-0.0689326442119996</text:p>
          </table:table-cell>
          <table:table-cell office:value-type="float" office:value="8000" calcext:value-type="float">
            <text:p>8000</text:p>
          </table:table-cell>
          <table:table-cell office:value-type="float" office:value="1342" calcext:value-type="float">
            <text:p>13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220408 122221</text:p>
          </table:table-cell>
          <table:table-cell office:value-type="string" calcext:value-type="string">
            <text:p>-0.496412092303864</text:p>
          </table:table-cell>
          <table:table-cell office:value-type="float" office:value="8000" calcext:value-type="float">
            <text:p>8000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37000" calcext:value-type="float">
            <text:p>9,037,000.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220408 122447</text:p>
          </table:table-cell>
          <table:table-cell office:value-type="string" calcext:value-type="string">
            <text:p>-0.61415096159229</text:p>
          </table:table-cell>
          <table:table-cell office:value-type="float" office:value="2063" calcext:value-type="float">
            <text:p>2063</text:p>
          </table:table-cell>
          <table:table-cell office:value-type="float" office:value="1025" calcext:value-type="float">
            <text:p>10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322000" calcext:value-type="float">
            <text:p>10,322,000.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220408 122605</text:p>
          </table:table-cell>
          <table:table-cell office:value-type="string" calcext:value-type="string">
            <text:p>-0.675070230187939</text:p>
          </table:table-cell>
          <table:table-cell office:value-type="float" office:value="2064" calcext:value-type="float">
            <text:p>2064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75000" calcext:value-type="float">
            <text:p>9,075,000.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220408 122806</text:p>
          </table:table-cell>
          <table:table-cell office:value-type="string" calcext:value-type="string">
            <text:p>-0.500920275566439</text:p>
          </table:table-cell>
          <table:table-cell office:value-type="float" office:value="2016" calcext:value-type="float">
            <text:p>2016</text:p>
          </table:table-cell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496000" calcext:value-type="float">
            <text:p>10,496,000.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220408 123023</text:p>
          </table:table-cell>
          <table:table-cell office:value-type="string" calcext:value-type="string">
            <text:p>-0.135797453029596</text:p>
          </table:table-cell>
          <table:table-cell office:value-type="float" office:value="1996" calcext:value-type="float">
            <text:p>1996</text:p>
          </table:table-cell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485000" calcext:value-type="float">
            <text:p>10,485,000.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20408 123302</text:p>
          </table:table-cell>
          <table:table-cell office:value-type="string" calcext:value-type="string">
            <text:p>-0.999969013622817</text:p>
          </table:table-cell>
          <table:table-cell office:value-type="float" office:value="2370" calcext:value-type="float">
            <text:p>2370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201000" calcext:value-type="float">
            <text:p>10,201,000.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220408 123544</text:p>
          </table:table-cell>
          <table:table-cell office:value-type="string" calcext:value-type="string">
            <text:p>-0.921358268104818</text:p>
          </table:table-cell>
          <table:table-cell office:value-type="float" office:value="2003" calcext:value-type="float">
            <text:p>2003</text:p>
          </table:table-cell>
          <table:table-cell office:value-type="float" office:value="992" calcext:value-type="float">
            <text:p>9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498000" calcext:value-type="float">
            <text:p>10,498,000.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220408 123749</text:p>
          </table:table-cell>
          <table:table-cell office:value-type="string" calcext:value-type="string">
            <text:p>-0.757882010546016</text:p>
          </table:table-cell>
          <table:table-cell office:value-type="float" office:value="2126" calcext:value-type="float">
            <text:p>2126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882000" calcext:value-type="float">
            <text:p>10,882,000.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220408 123927</text:p>
          </table:table-cell>
          <table:table-cell office:value-type="string" calcext:value-type="string">
            <text:p>-0.736940712784683</text:p>
          </table:table-cell>
          <table:table-cell office:value-type="float" office:value="909" calcext:value-type="float">
            <text:p>909</text:p>
          </table:table-cell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21000" calcext:value-type="float">
            <text:p>9,821,000.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220408 124128</text:p>
          </table:table-cell>
          <table:table-cell office:value-type="string" calcext:value-type="string">
            <text:p>-0.764234189912495</text:p>
          </table:table-cell>
          <table:table-cell office:value-type="float" office:value="2051" calcext:value-type="float">
            <text:p>2051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006000" calcext:value-type="float">
            <text:p>11,006,000.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20408 124417</text:p>
          </table:table-cell>
          <table:table-cell office:value-type="string" calcext:value-type="string">
            <text:p>-0.348453163944811</text:p>
          </table:table-cell>
          <table:table-cell office:value-type="float" office:value="2120" calcext:value-type="float">
            <text:p>2120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469000" calcext:value-type="float">
            <text:p>10,469,000.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number-rows-repeated="10484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T321.A1:HT321.H1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 xmlns:presentation="urn:oasis:names:tc:opendocument:xmlns:presentation:1.0">
    <dc:date>2022-04-08T13:06:48.644000000</dc:date>
    <dc:creator>Fernando Ramos</dc:creator>
    <meta:editing-duration>PT8M20S</meta:editing-duration>
    <meta:editing-cycles>1</meta:editing-cycles>
    <meta:generator>LibreOffice/7.0.5.2$Windows_X86_64 LibreOffice_project/64390860c6cd0aca4beafafcfd84613dd9dfb63a</meta:generator>
    <meta:document-statistic meta:table-count="1" meta:cell-count="93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92cm" svg:height="10.785cm" xlink:href=".." xlink:type="simple" chart:class="chart:line" chart:style-name="ch1">
        <chart:legend chart:legend-position="end" svg:x="24.072cm" svg:y="5.093cm" style:legend-expansion="high" chart:style-name="ch2"/>
        <chart:plot-area chart:style-name="ch3" table:cell-range-address="HT321.G1:HT321.G117" chart:data-source-has-labels="row" svg:x="0.535cm" svg:y="0.215cm" svg:width="23.002cm" svg:height="10.355cm">
          <chart:coordinate-region svg:x="2.956cm" svg:y="0.336cm" svg:width="20.581cm" svg:height="9.2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T321.G2:HT321.G117" chart:label-cell-address="HT321.G1:HT321.G1" chart:class="chart:line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</text:p>
                <draw:g>
                  <svg:desc>HT321.G1:HT32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04000">
                <text:p>9104000</text:p>
                <draw:g>
                  <svg:desc>HT321.G2:HT321.G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62000">
                <text:p>926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2000">
                <text:p>855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78000">
                <text:p>927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1000">
                <text:p>892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4000">
                <text:p>906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12000">
                <text:p>87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71000">
                <text:p>897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64000">
                <text:p>876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62000">
                <text:p>926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7000">
                <text:p>8577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31000">
                <text:p>903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20000">
                <text:p>912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32000">
                <text:p>913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21000">
                <text:p>892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76000">
                <text:p>8676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24000">
                <text:p>892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94000">
                <text:p>869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0000">
                <text:p>909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84000">
                <text:p>798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99000">
                <text:p>9199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18000">
                <text:p>10018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86000">
                <text:p>5286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68000">
                <text:p>996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76000">
                <text:p>6976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20000">
                <text:p>1022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59000">
                <text:p>8959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67000">
                <text:p>836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98000">
                <text:p>859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62000">
                <text:p>876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35000">
                <text:p>10135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95000">
                <text:p>879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26000">
                <text:p>9726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10000">
                <text:p>991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26000">
                <text:p>9926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62000">
                <text:p>9262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84000">
                <text:p>868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04000">
                <text:p>910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58000">
                <text:p>985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14000">
                <text:p>931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84000">
                <text:p>918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20000">
                <text:p>1022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2000">
                <text:p>10002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27000">
                <text:p>9927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91000">
                <text:p>899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55000">
                <text:p>10455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18000">
                <text:p>10618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89000">
                <text:p>8789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89000">
                <text:p>8789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43000">
                <text:p>10543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44000">
                <text:p>10544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07000">
                <text:p>9107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46000">
                <text:p>10546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31000">
                <text:p>903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55000">
                <text:p>10455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98000">
                <text:p>10498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55000">
                <text:p>10455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91000">
                <text:p>1039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98000">
                <text:p>10498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47000">
                <text:p>10547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89000">
                <text:p>10389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89000">
                <text:p>8789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31000">
                <text:p>9131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20000">
                <text:p>1042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21000">
                <text:p>10021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96000">
                <text:p>10496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76000">
                <text:p>1037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98000">
                <text:p>10498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95000">
                <text:p>10495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56000">
                <text:p>10356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94000">
                <text:p>10494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20000">
                <text:p>1042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9000">
                <text:p>10149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74000">
                <text:p>10374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73000">
                <text:p>8473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31000">
                <text:p>9031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04000">
                <text:p>8604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31000">
                <text:p>9031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96000">
                <text:p>8496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20000">
                <text:p>1042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43000">
                <text:p>10543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31000">
                <text:p>9031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43000">
                <text:p>10543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54000">
                <text:p>10454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41000">
                <text:p>10141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94000">
                <text:p>9894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37000">
                <text:p>9037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22000">
                <text:p>10322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75000">
                <text:p>9075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96000">
                <text:p>10496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85000">
                <text:p>10485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01000">
                <text:p>10201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98000">
                <text:p>1049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882000">
                <text:p>10882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821000">
                <text:p>9821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06000">
                <text:p>11006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69000">
                <text:p>1046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 xmlns:fo="urn:oasis:names:tc:opendocument:xmlns:xsl-fo-compatible:1.0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